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b0a" officeooo:paragraph-rsid="00186b0a"/>
    </style:style>
    <style:style style:name="P2" style:family="paragraph" style:parent-style-name="Standard">
      <style:text-properties officeooo:rsid="00186b0a" officeooo:paragraph-rsid="001b2340"/>
    </style:style>
    <style:style style:name="P3" style:family="paragraph" style:parent-style-name="Standard">
      <style:text-properties officeooo:rsid="00186b0a" officeooo:paragraph-rsid="00186b0a"/>
    </style:style>
    <style:style style:name="P4" style:family="paragraph" style:parent-style-name="Standard">
      <style:text-properties officeooo:rsid="001dd7d5" officeooo:paragraph-rsid="001dd7d5"/>
    </style:style>
    <style:style style:name="T1" style:family="text">
      <style:text-properties officeooo:rsid="001dd7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uhtlishjrvbadvyyplkaoh</text:p>
      <text:p text:style-name="P1">zvbyjpwolypzavvdlhrvuu</text:p>
      <text:p text:style-name="P1">leatlzzhnlzdpajoavcpnl</text:p>
      <text:p text:style-name="P1">ulyljpwolyrlfdvykpzaolo</text:p>
      <text:p text:style-name="P1">pkkluzftivsvmklhaoput</text:p>
      <text:p text:style-name="P1">fmhcvypalovsilpuluk</text:p>
      <text:p text:style-name="P1"/>
      <text:p text:style-name="P2"><text:span text:style-name="T1">Decrypted</text:span>: </text:p>
      <text:p text:style-name="P2">Ze name black out worried thas our cipher is too weak on next message </text:p>
      <text:p text:style-name="P2">switch to vigenere cipher keyword is the hidden symbol of death in my </text:p>
      <text:p text:style-name="P2">favorite holbein end</text:p>
      <text:p text:style-name="P1"/>
      <text:p text:style-name="P1">vwduwljudeehghyhubwklqjlfrxogilqgsohdvhuhwxuqdqbeoxhsulqwviruydxowdqgdodupghvljqedvhgrqzkifkedqnbrxghflghrqldpvhwwlqjxsvdihkrxvhhfr</text:p>
      <text:p text:style-name="P1"/>
      <text:p text:style-name="P4">Decrypted: key 23</text:p>
      <text:p text:style-name="P1">start I grabbed everything I could find please return any blueprints for vault and alarm design based on which bank you decide on I am setting up safe house 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4:34:07.893459883</meta:creation-date>
    <dc:date>2019-11-27T10:03:35.449853408</dc:date>
    <meta:editing-duration>PT3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71" meta:character-count="609" meta:non-whitespace-character-count="548"/>
  </office:meta>
</office:document-meta>
</file>